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config </text:p>
      <text:p text:style-name="Standard">mkdir text </text:p>
      <text:p text:style-name="Standard">cd text </text:p>
      <text:p text:style-name="Standard">ls </text:p>
      <text:p text:style-name="Standard">hadoop fs -mkdir /vignesh </text:p>
      <text:p text:style-name="Standard">hadoop fs -copyFromLocal /home/edureka/Desktop/text </text:p>
      <text:p text:style-name="Standard">hadoop fs -copyFromLocal /home/edureka/Desktop/text /vignesh </text:p>
      <text:p text:style-name="Standard">hadoop fs -rmr /user/edureka/text </text:p>
      <text:p text:style-name="Standard">hadoop jar hadoop-mapreduce-examples-2.2.0.jar </text:p>
      <text:p text:style-name="Standard"><text:s/>hadoop jar hadoop-mapreduce-examples-2.2.0.jar wordcount /vignesh/text /vignesh/count </text:p>
      <text:p text:style-name="Standard"><text:s/>hadoop jar hadoop-mapreduce-examples-2.2.0.jar wordmean /vignesh/text /vignesh/mean </text:p>
      <text:p text:style-name="Standard"><text:s/>hadoop jar hadoop-mapreduce-examples-2.2.0.jar wordmedian /vignesh/text /vignesh/median </text:p>
      <text:p text:style-name="Standard"><text:s/>hadoop jar hadoop-mapreduce-examples-2.2.0.jar wordsd /vignesh/text /vignesh/sd </text:p>
      <text:p text:style-name="Standard"><text:s/>hadoop jar hadoop-mapreduce-examples-2.2.0.jar wordstandarddeviation /vignesh/text /vignesh/sd </text:p>
      <text:p text:style-name="Standard"><text:s text:c="2"/>histor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reka </meta:initial-creator>
    <meta:creation-date>2022-10-06T12:55:17</meta:creation-date>
    <dc:date>2022-10-06T13:01:35</dc:date>
    <dc:creator>edureka </dc:creator>
    <meta:editing-duration>P0D</meta:editing-duration>
    <meta:editing-cycles>1</meta:editing-cycles>
    <meta:generator>OpenOffice/4.1.11$Win32 OpenOffice.org_project/4111m1$Build-9808</meta:generator>
    <meta:document-statistic meta:table-count="0" meta:image-count="0" meta:object-count="0" meta:page-count="1" meta:paragraph-count="15" meta:word-count="57" meta:character-count="699"/>
  </office:meta>
</office:document-meta>
</file>